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2">
      <style:text-properties style:text-position=""/>
    </style:style>
    <style:style style:name="ce3" style:family="table-cell" style:parent-style-name="Default" style:data-style-name="N122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2"/>
    <style:style style:name="ce7" style:family="table-cell" style:parent-style-name="Default" style:data-style-name="N122"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Auswertung 3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Anstieg</text:p>
          </table:table-cell>
          <table:table-cell table:style-name="ce3" office:value-type="string" calcext:value-type="string">
            <text:p>Fehler</text:p>
          </table:table-cell>
          <table:table-cell/>
          <table:table-cell office:value-type="string" calcext:value-type="string">
            <text:p>const</text:p>
          </table:table-cell>
          <table:table-cell table:style-name="ce3" office:value-type="string" calcext:value-type="string">
            <text:p>viskosität</text:p>
          </table:table-cell>
          <table:table-cell table:style-name="ce3" office:value-type="string" calcext:value-type="string">
            <text:p>Fehler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-0.00135583163625" calcext:value-type="float">
            <text:p>-1.356E-03</text:p>
          </table:table-cell>
          <table:table-cell office:value-type="float" office:value="0.00000387411408247" calcext:value-type="float">
            <text:p>3.874E-06</text:p>
          </table:table-cell>
          <table:table-cell/>
          <table:table-cell table:formula="of:=PI()*[.B6]*[.B9]/8" office:value-type="float" office:value="3852.37799146448" calcext:value-type="float">
            <text:p>3.852E+03</text:p>
          </table:table-cell>
          <table:table-cell table:formula="of:=[.E3]*[.B12]^4/[.B18]/[.B15]/[.B3]" office:value-type="float" office:value="-0.000597820260805785" calcext:value-type="float">
            <text:p>-5.978E-04</text:p>
          </table:table-cell>
          <table:table-cell table:formula="of:=[.E3]*SQRT((4*[.B12]^3/[.B18]/[.B15]/[.B3]*[.C12])^2+([.B12]^4/[.B18]^2/[.B15]/[.B3]*[.C18])^2+([.B12]^4/[.B18]/[.B15]/[.B3]^2*[.C3])^2)" office:value-type="float" office:value="0.0000449842417977455" calcext:value-type="float">
            <text:p>4.498E-0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Dichte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00" calcext:value-type="float">
            <text:p>1.000E+0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g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.81" calcext:value-type="float">
            <text:p>9.810E+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ehler</text:p>
          </table:table-cell>
          <table:table-cell table:number-columns-repeated="1021"/>
        </table:table-row>
        <table:table-row table:style-name="ro2">
          <table:table-cell/>
          <table:table-cell table:formula="of:=0.373*10^-3" office:value-type="float" office:value="0.000373" calcext:value-type="float">
            <text:p>3.730E-04</text:p>
          </table:table-cell>
          <table:table-cell table:formula="of:=7*10^-6" office:value-type="float" office:value="0.000007" calcext:value-type="float">
            <text:p>7.000E-0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 </text:p>
          </table:table-cell>
          <table:table-cell table:number-columns-repeated="1022"/>
        </table:table-row>
        <table:table-row table:style-name="ro2">
          <table:table-cell/>
          <table:table-cell table:formula="of:=20*10^-6/0.05" office:value-type="float" office:value="0.0004" calcext:value-type="float">
            <text:p>4.000E-0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l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3" calcext:value-type="float">
            <text:p>2.300E-01</text:p>
          </table:table-cell>
          <table:table-cell office:value-type="float" office:value="0.001" calcext:value-type="float">
            <text:p>1.000E-03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20:50:58.766717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7:54:28.288376225</meta:creation-date>
    <dc:date>2018-05-27T20:51:05.792714126</dc:date>
    <meta:editing-duration>PT20M39S</meta:editing-duration>
    <meta:editing-cycles>5</meta:editing-cycles>
    <meta:generator>LibreOffice/5.1.6.2$Linux_X86_64 LibreOffice_project/10m0$Build-2</meta:generator>
    <meta:document-statistic meta:table-count="1" meta:cell-count="24" meta:object-count="0"/>
  </office:meta>
</office:document-meta>
</file>